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0.35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99"/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  <style:map style:condition="cell-content()=&quot;V&quot;" style:apply-style-name="Good" style:base-cell-address="'Examen 21.07.2022 - 0 fautes'.D2"/>
      <style:map style:condition="cell-content()=&quot;X&quot;" style:apply-style-name="Bad" style:base-cell-address="'Examen 21.07.2022 - 0 fautes'.D2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  <style:map style:condition="cell-content()=&quot;V&quot;" style:apply-style-name="Good" style:base-cell-address="'Examen 21.07.2022 - 0 fautes'.D2"/>
      <style:map style:condition="cell-content()=&quot;X&quot;" style:apply-style-name="Bad" style:base-cell-address="'Examen 21.07.2022 - 0 fautes'.D2"/>
    </style:style>
    <style:style style:name="ce8" style:family="table-cell" style:parent-style-name="Default">
      <style:map style:condition="cell-content()=&quot;V&quot;" style:apply-style-name="Good" style:base-cell-address="'Examen 21.07.2022 - 0 fautes'.D2"/>
      <style:map style:condition="cell-content()=&quot;X&quot;" style:apply-style-name="Bad" style:base-cell-address="'Examen 21.07.2022 - 0 fautes'.D2"/>
    </style:style>
    <style:style style:name="ce9" style:family="table-cell" style:parent-style-name="Default" style:data-style-name="N10">
      <style:text-properties fo:font-weight="bold" style:font-weight-asian="bold" style:font-weight-complex="bold"/>
      <style:map style:condition="cell-content()=&quot;V&quot;" style:apply-style-name="Good" style:base-cell-address="'Examen 21.07.2022 - 0 fautes'.D2"/>
      <style:map style:condition="cell-content()=&quot;X&quot;" style:apply-style-name="Bad" style:base-cell-address="'Examen 21.07.2022 - 0 fautes'.D2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amen 21.07.2022 - 0 faut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8"/>
        <table:table-column table:style-name="co4" table:number-columns-repeated="1019" table:default-cell-style-name="Default"/>
        <table:table-row table:style-name="ro1">
          <table:table-cell table:style-name="ce1"/>
          <table:table-cell table:style-name="ce3" office:value-type="string" calcext:value-type="string">
            <text:p>Source :</text:p>
          </table:table-cell>
          <table:table-cell table:style-name="ce4" office:value-type="string" calcext:value-type="string">
            <text:p>Lotus Note &gt; Documents Formations – by category &gt; Scrum – PSPO 1 &gt; 03 – Tests</text:p>
          </table:table-cell>
          <table:table-cell table:style-name="ce6"/>
          <table:table-cell table:style-name="ce10" table:number-columns-repeated="1019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Bonne réponse</text:p>
          </table:table-cell>
          <table:table-cell table:style-name="ce3" office:value-type="string" calcext:value-type="string" table:number-columns-spanned="2" table:number-rows-spanned="1">
            <text:p>1st try 23.03.2023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2nd try 24.03.2024</text:p>
          </table:table-cell>
          <table:covered-table-cell table:style-name="ce10"/>
          <table:table-cell table:style-name="ce10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</text:p>
          </table:table-cell>
          <table:table-cell table:formula="of:=IF([.B3]=&quot;&quot;;&quot;?&quot;;IF([.B3]=[.C3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</text:p>
          </table:table-cell>
          <table:table-cell table:formula="of:=IF([.B4]=&quot;&quot;;&quot;?&quot;;IF([.B4]=[.C4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 D E</text:p>
          </table:table-cell>
          <table:table-cell table:formula="of:=IF([.B5]=&quot;&quot;;&quot;?&quot;;IF([.B5]=[.C5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</text:p>
          </table:table-cell>
          <table:table-cell table:formula="of:=IF([.B6]=&quot;&quot;;&quot;?&quot;;IF([.B6]=[.C6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</text:p>
          </table:table-cell>
          <table:table-cell table:formula="of:=IF([.B7]=&quot;&quot;;&quot;?&quot;;IF([.B7]=[.C7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 D</text:p>
          </table:table-cell>
          <table:table-cell table:formula="of:=IF([.B8]=&quot;&quot;;&quot;?&quot;;IF([.B8]=[.C8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</text:p>
          </table:table-cell>
          <table:table-cell table:formula="of:=IF([.B9]=&quot;&quot;;&quot;?&quot;;IF([.B9]=[.C9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</text:p>
          </table:table-cell>
          <table:table-cell table:formula="of:=IF([.B10]=&quot;&quot;;&quot;?&quot;;IF([.B10]=[.C10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formula="of:=IF([.B11]=&quot;&quot;;&quot;?&quot;;IF([.B11]=[.C11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 D E</text:p>
          </table:table-cell>
          <table:table-cell table:formula="of:=IF([.B12]=&quot;&quot;;&quot;?&quot;;IF([.B12]=[.C12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C</text:p>
          </table:table-cell>
          <table:table-cell table:formula="of:=IF([.B13]=&quot;&quot;;&quot;?&quot;;IF([.B13]=[.C13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formula="of:=IF([.B14]=&quot;&quot;;&quot;?&quot;;IF([.B14]=[.C14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V</text:p>
          </table:table-cell>
          <table:table-cell table:formula="of:=IF([.B15]=&quot;&quot;;&quot;?&quot;;IF([.B15]=[.C15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 D</text:p>
          </table:table-cell>
          <table:table-cell table:formula="of:=IF([.B16]=&quot;&quot;;&quot;?&quot;;IF([.B16]=[.C16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V</text:p>
          </table:table-cell>
          <table:table-cell table:formula="of:=IF([.B17]=&quot;&quot;;&quot;?&quot;;IF([.B17]=[.C17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D E</text:p>
          </table:table-cell>
          <table:table-cell table:formula="of:=IF([.B18]=&quot;&quot;;&quot;?&quot;;IF([.B18]=[.C18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formula="of:=IF([.B19]=&quot;&quot;;&quot;?&quot;;IF([.B19]=[.C19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A B C</text:p>
          </table:table-cell>
          <table:table-cell table:formula="of:=IF([.B20]=&quot;&quot;;&quot;?&quot;;IF([.B20]=[.C20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formula="of:=IF([.B21]=&quot;&quot;;&quot;?&quot;;IF([.B21]=[.C21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X</text:p>
          </table:table-cell>
          <table:table-cell table:formula="of:=IF([.B22]=&quot;&quot;;&quot;?&quot;;IF([.B22]=[.C22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D E</text:p>
          </table:table-cell>
          <table:table-cell table:formula="of:=IF([.B23]=&quot;&quot;;&quot;?&quot;;IF([.B23]=[.C23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 C D</text:p>
          </table:table-cell>
          <table:table-cell office:value-type="string" calcext:value-type="string">
            <text:p>A C E</text:p>
          </table:table-cell>
          <table:table-cell table:formula="of:=IF([.B24]=&quot;&quot;;&quot;?&quot;;IF([.B24]=[.C24];&quot;V&quot;;&quot;X&quot;))" office:value-type="string" office:string-value="X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A</text:p>
          </table:table-cell>
          <table:table-cell table:formula="of:=IF([.B25]=&quot;&quot;;&quot;?&quot;;IF([.B25]=[.C25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formula="of:=IF([.B26]=&quot;&quot;;&quot;?&quot;;IF([.B26]=[.C26];&quot;V&quot;;&quot;X&quot;))" office:value-type="string" office:string-value="X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E</text:p>
          </table:table-cell>
          <table:table-cell table:formula="of:=IF([.B27]=&quot;&quot;;&quot;?&quot;;IF([.B27]=[.C27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A</text:p>
          </table:table-cell>
          <table:table-cell table:formula="of:=IF([.B28]=&quot;&quot;;&quot;?&quot;;IF([.B28]=[.C28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A</text:p>
          </table:table-cell>
          <table:table-cell table:formula="of:=IF([.B29]=&quot;&quot;;&quot;?&quot;;IF([.B29]=[.C29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A E</text:p>
          </table:table-cell>
          <table:table-cell table:formula="of:=IF([.B30]=&quot;&quot;;&quot;?&quot;;IF([.B30]=[.C30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X</text:p>
          </table:table-cell>
          <table:table-cell table:formula="of:=IF([.B31]=&quot;&quot;;&quot;?&quot;;IF([.B31]=[.C31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D</text:p>
          </table:table-cell>
          <table:table-cell table:formula="of:=IF([.B32]=&quot;&quot;;&quot;?&quot;;IF([.B32]=[.C32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A B</text:p>
          </table:table-cell>
          <table:table-cell table:formula="of:=IF([.B33]=&quot;&quot;;&quot;?&quot;;IF([.B33]=[.C33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A</text:p>
          </table:table-cell>
          <table:table-cell table:formula="of:=IF([.B34]=&quot;&quot;;&quot;?&quot;;IF([.B34]=[.C34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X</text:p>
          </table:table-cell>
          <table:table-cell table:formula="of:=IF([.B35]=&quot;&quot;;&quot;?&quot;;IF([.B35]=[.C35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C</text:p>
          </table:table-cell>
          <table:table-cell table:formula="of:=IF([.B36]=&quot;&quot;;&quot;?&quot;;IF([.B36]=[.C36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D</text:p>
          </table:table-cell>
          <table:table-cell table:formula="of:=IF([.B37]=&quot;&quot;;&quot;?&quot;;IF([.B37]=[.C37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A D</text:p>
          </table:table-cell>
          <table:table-cell table:formula="of:=IF([.B38]=&quot;&quot;;&quot;?&quot;;IF([.B38]=[.C38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C</text:p>
          </table:table-cell>
          <table:table-cell table:formula="of:=IF([.B39]=&quot;&quot;;&quot;?&quot;;IF([.B39]=[.C39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D E</text:p>
          </table:table-cell>
          <table:table-cell table:formula="of:=IF([.B40]=&quot;&quot;;&quot;?&quot;;IF([.B40]=[.C40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E</text:p>
          </table:table-cell>
          <table:table-cell table:formula="of:=IF([.B41]=&quot;&quot;;&quot;?&quot;;IF([.B41]=[.C41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D</text:p>
          </table:table-cell>
          <table:table-cell table:formula="of:=IF([.B42]=&quot;&quot;;&quot;?&quot;;IF([.B42]=[.C42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X</text:p>
          </table:table-cell>
          <table:table-cell table:formula="of:=IF([.B43]=&quot;&quot;;&quot;?&quot;;IF([.B43]=[.C43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C</text:p>
          </table:table-cell>
          <table:table-cell table:formula="of:=IF([.B44]=&quot;&quot;;&quot;?&quot;;IF([.B44]=[.C44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E</text:p>
          </table:table-cell>
          <table:table-cell table:formula="of:=IF([.B45]=&quot;&quot;;&quot;?&quot;;IF([.B45]=[.C45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D</text:p>
          </table:table-cell>
          <table:table-cell table:formula="of:=IF([.B46]=&quot;&quot;;&quot;?&quot;;IF([.B46]=[.C46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A B</text:p>
          </table:table-cell>
          <table:table-cell table:formula="of:=IF([.B47]=&quot;&quot;;&quot;?&quot;;IF([.B47]=[.C47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B</text:p>
          </table:table-cell>
          <table:table-cell table:formula="of:=IF([.B48]=&quot;&quot;;&quot;?&quot;;IF([.B48]=[.C48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A B</text:p>
          </table:table-cell>
          <table:table-cell table:formula="of:=IF([.B49]=&quot;&quot;;&quot;?&quot;;IF([.B49]=[.C49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A C D</text:p>
          </table:table-cell>
          <table:table-cell table:formula="of:=IF([.B50]=&quot;&quot;;&quot;?&quot;;IF([.B50]=[.C50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X</text:p>
          </table:table-cell>
          <table:table-cell table:formula="of:=IF([.B51]=&quot;&quot;;&quot;?&quot;;IF([.B51]=[.C51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E</text:p>
          </table:table-cell>
          <table:table-cell table:formula="of:=IF([.B52]=&quot;&quot;;&quot;?&quot;;IF([.B52]=[.C52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E</text:p>
          </table:table-cell>
          <table:table-cell table:formula="of:=IF([.B53]=&quot;&quot;;&quot;?&quot;;IF([.B53]=[.C53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D</text:p>
          </table:table-cell>
          <table:table-cell table:formula="of:=IF([.B54]=&quot;&quot;;&quot;?&quot;;IF([.B54]=[.C54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V</text:p>
          </table:table-cell>
          <table:table-cell table:formula="of:=IF([.B55]=&quot;&quot;;&quot;?&quot;;IF([.B55]=[.C55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A</text:p>
          </table:table-cell>
          <table:table-cell table:formula="of:=IF([.B56]=&quot;&quot;;&quot;?&quot;;IF([.B56]=[.C56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X</text:p>
          </table:table-cell>
          <table:table-cell table:formula="of:=IF([.B57]=&quot;&quot;;&quot;?&quot;;IF([.B57]=[.C57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A</text:p>
          </table:table-cell>
          <table:table-cell table:formula="of:=IF([.B58]=&quot;&quot;;&quot;?&quot;;IF([.B58]=[.C58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D</text:p>
          </table:table-cell>
          <table:table-cell table:formula="of:=IF([.B59]=&quot;&quot;;&quot;?&quot;;IF([.B59]=[.C59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A B F</text:p>
          </table:table-cell>
          <table:table-cell table:formula="of:=IF([.B60]=&quot;&quot;;&quot;?&quot;;IF([.B60]=[.C60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V</text:p>
          </table:table-cell>
          <table:table-cell table:formula="of:=IF([.B61]=&quot;&quot;;&quot;?&quot;;IF([.B61]=[.C61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B</text:p>
          </table:table-cell>
          <table:table-cell table:formula="of:=IF([.B62]=&quot;&quot;;&quot;?&quot;;IF([.B62]=[.C62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B</text:p>
          </table:table-cell>
          <table:table-cell table:formula="of:=IF([.B63]=&quot;&quot;;&quot;?&quot;;IF([.B63]=[.C63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D</text:p>
          </table:table-cell>
          <table:table-cell table:formula="of:=IF([.B64]=&quot;&quot;;&quot;?&quot;;IF([.B64]=[.C64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 C D</text:p>
          </table:table-cell>
          <table:table-cell office:value-type="string" calcext:value-type="string">
            <text:p>A B D</text:p>
          </table:table-cell>
          <table:table-cell table:formula="of:=IF([.B65]=&quot;&quot;;&quot;?&quot;;IF([.B65]=[.C65];&quot;V&quot;;&quot;X&quot;))" office:value-type="string" office:string-value="X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C D</text:p>
          </table:table-cell>
          <table:table-cell table:formula="of:=IF([.B66]=&quot;&quot;;&quot;?&quot;;IF([.B66]=[.C66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B</text:p>
          </table:table-cell>
          <table:table-cell table:formula="of:=IF([.B67]=&quot;&quot;;&quot;?&quot;;IF([.B67]=[.C67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X</text:p>
          </table:table-cell>
          <table:table-cell table:formula="of:=IF([.B68]=&quot;&quot;;&quot;?&quot;;IF([.B68]=[.C68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A</text:p>
          </table:table-cell>
          <table:table-cell table:formula="of:=IF([.B69]=&quot;&quot;;&quot;?&quot;;IF([.B69]=[.C69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C</text:p>
          </table:table-cell>
          <table:table-cell table:formula="of:=IF([.B70]=&quot;&quot;;&quot;?&quot;;IF([.B70]=[.C70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formula="of:=IF([.B71]=&quot;&quot;;&quot;?&quot;;IF([.B71]=[.C71];&quot;V&quot;;&quot;X&quot;))" office:value-type="string" office:string-value="X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B</text:p>
          </table:table-cell>
          <table:table-cell table:formula="of:=IF([.B72]=&quot;&quot;;&quot;?&quot;;IF([.B72]=[.C72];&quot;V&quot;;&quot;X&quot;))" office:value-type="string" office:string-value="X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D</text:p>
          </table:table-cell>
          <table:table-cell table:formula="of:=IF([.B73]=&quot;&quot;;&quot;?&quot;;IF([.B73]=[.C73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X</text:p>
          </table:table-cell>
          <table:table-cell table:formula="of:=IF([.B74]=&quot;&quot;;&quot;?&quot;;IF([.B74]=[.C74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A B C</text:p>
          </table:table-cell>
          <table:table-cell table:formula="of:=IF([.B75]=&quot;&quot;;&quot;?&quot;;IF([.B75]=[.C75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B D</text:p>
          </table:table-cell>
          <table:table-cell table:formula="of:=IF([.B76]=&quot;&quot;;&quot;?&quot;;IF([.B76]=[.C76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E</text:p>
          </table:table-cell>
          <table:table-cell table:formula="of:=IF([.B77]=&quot;&quot;;&quot;?&quot;;IF([.B77]=[.C77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B C</text:p>
          </table:table-cell>
          <table:table-cell table:formula="of:=IF([.B78]=&quot;&quot;;&quot;?&quot;;IF([.B78]=[.C78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A</text:p>
          </table:table-cell>
          <table:table-cell table:formula="of:=IF([.B79]=&quot;&quot;;&quot;?&quot;;IF([.B79]=[.C79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C D E</text:p>
          </table:table-cell>
          <table:table-cell table:formula="of:=IF([.B80]=&quot;&quot;;&quot;?&quot;;IF([.B80]=[.C80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D</text:p>
          </table:table-cell>
          <table:table-cell table:formula="of:=IF([.B81]=&quot;&quot;;&quot;?&quot;;IF([.B81]=[.C81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A D</text:p>
          </table:table-cell>
          <table:table-cell table:formula="of:=IF([.B82]=&quot;&quot;;&quot;?&quot;;IF([.B82]=[.C82];&quot;V&quot;;&quot;X&quot;))" office:value-type="string" office:string-value="V" calcext:value-type="string">
            <text:p>V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9" table:formula="of:=(COUNTIF([.D3:.D82];&quot;V&quot;)/COUNTIF([.D3:.D82];&quot;&lt;&gt;&quot;))" office:value-type="percentage" office:value="0.9375" calcext:value-type="percentage">
            <text:p>94%</text:p>
          </table:table-cell>
          <table:table-cell table:number-columns-repeated="1019"/>
        </table:table-row>
        <table:table-row table:style-name="ro1" table:number-rows-repeated="1048491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'Examen 21.07.2022 - 0 fautes'.D1:'Examen 21.07.2022 - 0 fautes'.D1048576">
            <calcext:condition calcext:apply-style-name="Good" calcext:value="=&quot;V&quot;" calcext:base-cell-address="'Examen 21.07.2022 - 0 fautes'.D2"/>
            <calcext:condition calcext:apply-style-name="Bad" calcext:value="=&quot;X&quot;" calcext:base-cell-address="'Examen 21.07.2022 - 0 fautes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4:58:44.725070523</meta:creation-date>
    <dc:date>2023-03-23T17:05:59.574003959</dc:date>
    <meta:editing-duration>PT24M1S</meta:editing-duration>
    <meta:editing-cycles>8</meta:editing-cycles>
    <meta:generator>LibreOffice/7.3.7.2$Linux_X86_64 LibreOffice_project/30$Build-2</meta:generator>
    <meta:document-statistic meta:table-count="1" meta:cell-count="328" meta:object-count="0"/>
  </office:meta>
</office:document-meta>
</file>